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BCD65C8AE5F2A2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29in" draw:z-index="0"><draw:image xlink:href="Pictures/100000000000055600000300BCD65C8AE5F2A2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2:04:39.664149411</meta:creation-date>
    <dc:date>2019-04-21T12:09:56.902799182</dc:date>
    <meta:editing-duration>PT5M25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